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1.251cm" fo:margin-right="0cm" fo:text-indent="0cm" style:auto-text-indent="false"/>
      <style:text-properties officeooo:rsid="0002b43a" officeooo:paragraph-rsid="0002b43a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2b43a" officeooo:paragraph-rsid="0002b43a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2b43a" officeooo:paragraph-rsid="000648c2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044f04" officeooo:paragraph-rsid="00044f04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648c2" officeooo:paragraph-rsid="000648c2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076f1a" officeooo:paragraph-rsid="00076f1a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76f1a" officeooo:paragraph-rsid="00076f1a"/>
    </style:style>
    <style:style style:name="P8" style:family="paragraph" style:parent-style-name="Standard">
      <style:text-properties fo:color="#2a6099" loext:opacity="100%" officeooo:rsid="0002b43a" officeooo:paragraph-rsid="0002b43a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2a6099" loext:opacity="100%" officeooo:rsid="0002b43a" officeooo:paragraph-rsid="0002b43a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color="#2a6099" loext:opacity="100%" officeooo:rsid="0002b43a" officeooo:paragraph-rsid="0002b43a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color="#2a6099" loext:opacity="100%" officeooo:rsid="0002b43a" officeooo:paragraph-rsid="0002b43a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76f1a" officeooo:paragraph-rsid="00076f1a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7858a" officeooo:paragraph-rsid="0007858a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color="#000000" loext:opacity="100%" officeooo:rsid="0002b43a" officeooo:paragraph-rsid="0002b43a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text-properties officeooo:rsid="0002b43a" officeooo:paragraph-rsid="0002b43a"/>
    </style:style>
    <style:style style:name="P17" style:family="paragraph" style:parent-style-name="Table_20_Contents">
      <style:paragraph-properties fo:text-align="center" style:justify-single-word="false"/>
      <style:text-properties officeooo:rsid="0002b43a" officeooo:paragraph-rsid="0002b43a"/>
    </style:style>
    <style:style style:name="P18" style:family="paragraph" style:parent-style-name="Table_20_Contents">
      <style:text-properties officeooo:rsid="000648c2" officeooo:paragraph-rsid="000648c2"/>
    </style:style>
    <style:style style:name="P19" style:family="paragraph" style:parent-style-name="Table_20_Contents">
      <style:text-properties officeooo:rsid="00068266" officeooo:paragraph-rsid="00068266"/>
    </style:style>
    <style:style style:name="T1" style:family="text">
      <style:text-properties officeooo:rsid="00044f04"/>
    </style:style>
    <style:style style:name="T2" style:family="text">
      <style:text-properties officeooo:rsid="00068266"/>
    </style:style>
    <style:style style:name="T3" style:family="text">
      <style:text-properties fo:color="#2a6099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.Responde a las siguientes cuestiones:</text:p>
      <text:p text:style-name="P9"/>
      <text:p text:style-name="P9"><text:span text:style-name="T2">a</text:span>) ¿Qué es la IPO y cuál es su objetivo?</text:p>
      <text:p text:style-name="P1"/>
      <text:p text:style-name="P4">La IPO se refiere a la interacción entre el individuo controlador y el ordenador. Su función es mejorar esta interacción.</text:p>
      <text:p text:style-name="P1"/>
      <text:p text:style-name="P9"><text:span text:style-name="T2">b</text:span>)¿Cuáles son los actores principales de la IPO?</text:p>
      <text:p text:style-name="P1"/>
      <text:p text:style-name="P4">Usuario, proceso y ordenador</text:p>
      <text:p text:style-name="P1"/>
      <text:p text:style-name="P9"><text:span text:style-name="T2">c</text:span>)¿Cuáles son los principios de la IPO?</text:p>
      <text:p text:style-name="P1"/>
      <text:p text:style-name="P4">Aumentar la productividad mediante la reducción de errores al proporcionar a los usuarios de una experiencia segura, confortable y satisfactoria.</text:p>
      <text:p text:style-name="P1"/>
      <text:p text:style-name="P10">*4.Busca un ejemplo adicional de los ya vistos, para cada uno de los principios de la Gestalt.</text:p>
      <text:p text:style-name="P2"/>
      <text:p text:style-name="P5">Principio de Proximidad:</text:p>
      <text:p text:style-name="P5"/>
      <text:p text:style-name="P5">Principio de Semejanza:</text:p>
      <text:p text:style-name="P5"/>
      <text:p text:style-name="P5">Principio de Simetría:</text:p>
      <text:p text:style-name="P5"/>
      <text:p text:style-name="P5">Principio de continuidad:</text:p>
      <text:p text:style-name="P5"/>
      <text:p text:style-name="P5">Principio de cierre:</text:p>
      <text:p text:style-name="P5"/>
      <text:p text:style-name="P5">Principio de figura-fondo:</text:p>
      <text:p text:style-name="P5"/>
      <text:p text:style-name="P5">Principio de simplicidad:</text:p>
      <text:p text:style-name="P5"/>
      <text:p text:style-name="P5">Principio de dirección común:</text:p>
      <text:p text:style-name="P3"/>
      <text:p text:style-name="P10">*5.Los elementos prácticos pueden resultar complicados de distinguir. Busca dos</text:p>
      <text:p text:style-name="P10">elementos para cada una de las tipologías de representación, significado y</text:p>
      <text:p text:style-name="P10">función, y explica por qué consideras que son de ese tipo.</text:p>
      <text:p text:style-name="P2"/>
      <text:p text:style-name="P6">Representación:</text:p>
      <text:p text:style-name="P6"/>
      <text:p text:style-name="P6">Significado:</text:p>
      <text:p text:style-name="P6"/>
      <text:p text:style-name="P6">Función:</text:p>
      <text:p text:style-name="P2"/>
      <text:p text:style-name="P10">6.Relaciona los elementos de diseño de la columna izquierda, con el grupo al que</text:p>
      <text:p text:style-name="P10">pertenecen de la columna derecha, escribiendo el número asociado al grupo en el</text:p>
      <text:p text:style-name="P10">hueco correspondiente.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7">Elementos de diseño</text:p>
          </table:table-cell>
          <table:table-cell table:style-name="Tabla1.A1" office:value-type="string">
            <text:p text:style-name="P17">Nº de grupo</text:p>
          </table:table-cell>
          <table:table-cell table:style-name="Tabla1.C1" office:value-type="string">
            <text:p text:style-name="P17">Grupos</text:p>
          </table:table-cell>
        </table:table-row>
        <table:table-row>
          <table:table-cell table:style-name="Tabla1.A2" office:value-type="string">
            <text:p text:style-name="P16">Volumen</text:p>
          </table:table-cell>
          <table:table-cell table:style-name="Tabla1.A2" office:value-type="string">
            <text:p text:style-name="P18">Conceptual</text:p>
          </table:table-cell>
          <table:table-cell table:style-name="Tabla1.C2" table:number-rows-spanned="2" office:value-type="string">
            <text:p text:style-name="P17">1- De relación</text:p>
          </table:table-cell>
        </table:table-row>
        <table:table-row>
          <table:table-cell table:style-name="Tabla1.A2" office:value-type="string">
            <text:p text:style-name="P16">Textura</text:p>
          </table:table-cell>
          <table:table-cell table:style-name="Tabla1.A2" office:value-type="string">
            <text:p text:style-name="P18">Visual</text:p>
          </table:table-cell>
          <table:covered-table-cell table:style-name="Tabla1.C2"/>
        </table:table-row>
        <text:soft-page-break/>
        <table:table-row>
          <table:table-cell table:style-name="Tabla1.A2" office:value-type="string">
            <text:p text:style-name="P16">Dirección</text:p>
          </table:table-cell>
          <table:table-cell table:style-name="Tabla1.A2" office:value-type="string">
            <text:p text:style-name="P19">De relación</text:p>
          </table:table-cell>
          <table:table-cell table:style-name="Tabla1.C2" table:number-rows-spanned="2" office:value-type="string">
            <text:p text:style-name="P17">2- Conceptuales</text:p>
          </table:table-cell>
        </table:table-row>
        <table:table-row>
          <table:table-cell table:style-name="Tabla1.A2" office:value-type="string">
            <text:p text:style-name="P16">Forma</text:p>
          </table:table-cell>
          <table:table-cell table:style-name="Tabla1.A2" office:value-type="string">
            <text:p text:style-name="P19">Visual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16">Significado</text:p>
          </table:table-cell>
          <table:table-cell table:style-name="Tabla1.A2" office:value-type="string">
            <text:p text:style-name="P19">Práctico</text:p>
          </table:table-cell>
          <table:table-cell table:style-name="Tabla1.C2" table:number-rows-spanned="2" office:value-type="string">
            <text:p text:style-name="P17">3- Prácticos</text:p>
          </table:table-cell>
        </table:table-row>
        <table:table-row>
          <table:table-cell table:style-name="Tabla1.A2" office:value-type="string">
            <text:p text:style-name="P16">Medida</text:p>
          </table:table-cell>
          <table:table-cell table:style-name="Tabla1.A2" office:value-type="string">
            <text:p text:style-name="P19">Visual</text:p>
          </table:table-cell>
          <table:covered-table-cell table:style-name="Tabla1.C2"/>
        </table:table-row>
        <table:table-row>
          <table:table-cell table:style-name="Tabla1.A2" office:value-type="string">
            <text:p text:style-name="P16">Posición</text:p>
          </table:table-cell>
          <table:table-cell table:style-name="Tabla1.A2" office:value-type="string">
            <text:p text:style-name="P19">De relación</text:p>
          </table:table-cell>
          <table:table-cell table:style-name="Tabla1.C2" table:number-rows-spanned="2" office:value-type="string">
            <text:p text:style-name="P17">4- Visuales</text:p>
          </table:table-cell>
        </table:table-row>
        <table:table-row>
          <table:table-cell table:style-name="Tabla1.A2" office:value-type="string">
            <text:p text:style-name="P16">Línea</text:p>
          </table:table-cell>
          <table:table-cell table:style-name="Tabla1.A2" office:value-type="string">
            <text:p text:style-name="P19">Conceptual</text:p>
          </table:table-cell>
          <table:covered-table-cell table:style-name="Tabla1.C2"/>
        </table:table-row>
      </table:table>
      <text:p text:style-name="P2"/>
      <text:p text:style-name="P10">10.Responde a las siguientes cuestiones:</text:p>
      <text:p text:style-name="P9"/>
      <text:p text:style-name="P9">a)¿Cuál es la diferencia entre el tono, la saturación y el brillo de un color?¿Y entre el matiz y el tono?</text:p>
      <text:p text:style-name="P1"/>
      <text:p text:style-name="P7">El tono diferencia un color de otro, la saturación indica la cantidad de gris que tiene un color, mientras que el brillo indica la cantidad de blanco o negro que contiene un color.</text:p>
      <text:p text:style-name="P6"><text:tab/>Matiz y tono significan lo mismo</text:p>
      <text:p text:style-name="P1"/>
      <text:p text:style-name="P9">b)¿Cuales son los tres colores primarios?¿Y los secundarios?</text:p>
      <text:p text:style-name="P1"/>
      <text:p text:style-name="P7">Los colores primarios son el amarillo, rojo y azul. Los secundarios son los colores que se forman al mezclar los primarios, siendo estos naranja, verde y morado.</text:p>
      <text:p text:style-name="P1"/>
      <text:p text:style-name="P9">c)¿Qué es un color análogo?¿Y uno complementario?</text:p>
      <text:p text:style-name="P1"/>
      <text:p text:style-name="P7">Un color análogo es aquel que se encuentre justo al lado de otro en el circulo cromático, mientras que el complementario es aquel en la posición opuesta.</text:p>
      <text:p text:style-name="P1"/>
      <text:p text:style-name="P9">d)¿Cuál es la diferencia entre un color seguro y uno verdadero?</text:p>
      <text:p text:style-name="P1"/>
      <text:p text:style-name="P7">Los colores seguros son los que se interpretan de igual forma en todos los navegadores y dispositivos. Los colores verdaderos son los que percibimos con la vista, 2²⁴.</text:p>
      <text:p text:style-name="P1"/>
      <text:p text:style-name="P10">12. Indica los colores y el tipo de fuente que emplearías en los siguientes casos.</text:p>
      <text:p text:style-name="P10">Razona el porqué de tu elección.</text:p>
      <text:p text:style-name="P10"/>
      <text:p text:style-name="P9">a) Página web infantil.</text:p>
      <text:p text:style-name="P9"/>
      <text:p text:style-name="P12"/>
      <text:p text:style-name="P9"/>
      <text:p text:style-name="P9">b) Página web de un gimnasio.</text:p>
      <text:p text:style-name="P9"/>
      <text:p text:style-name="P9"/>
      <text:p text:style-name="P9"/>
      <text:p text:style-name="P9">c) Página web de un periódico.</text:p>
      <text:p text:style-name="P9"/>
      <text:p text:style-name="P9"/>
      <text:p text:style-name="P9"/>
      <text:p text:style-name="P9">d) Página web de un banco.</text:p>
      <text:p text:style-name="P9"/>
      <text:p text:style-name="P9"/>
      <text:p text:style-name="P9"/>
      <text:p text:style-name="P9"><text:soft-page-break/>e) Página web de una marca de perfume.</text:p>
      <text:p text:style-name="P9"/>
      <text:p text:style-name="P9"/>
      <text:p text:style-name="P9"/>
      <text:p text:style-name="P9">f) Blog.</text:p>
      <text:p text:style-name="P9"/>
      <text:p text:style-name="P9"/>
      <text:p text:style-name="P9"/>
      <text:p text:style-name="P9">g) Página web de un restaurante de comida rápida.</text:p>
      <text:p text:style-name="P9"/>
      <text:p text:style-name="P9"/>
      <text:p text:style-name="P9"/>
      <text:p text:style-name="P9"/>
      <text:p text:style-name="P10">13. Indica cuáles son las recomendaciones principales a la hora de utilizar letra en tu</text:p>
      <text:p text:style-name="P10">página web.</text:p>
      <text:p text:style-name="P10"/>
      <text:p text:style-name="P2"><text:span text:style-name="T3">14. Dada la interfaz web </text:span><text:a xlink:type="simple" xlink:href="https://mcdonalds.es/" text:style-name="Internet_20_link" text:visited-style-name="Visited_20_Internet_20_Link">https://mcdonalds.es/</text:a></text:p>
      <text:p text:style-name="P9">a<text:span text:style-name="T1">)</text:span> Analiza la elección de la paleta de colores por parte del desarrollador web</text:p>
      <text:p text:style-name="P9">desde las siguientes perspectivas.</text:p>
      <text:p text:style-name="P11">i. La psicología del color.</text:p>
      <text:p text:style-name="P11">ii. El círculo cromático y acromático. Debes mencionar como mínimo los</text:p>
      <text:p text:style-name="P11">diferentes tipos de colores (complementarios, y análogos y/o vecinos).</text:p>
      <text:p text:style-name="P9">b<text:span text:style-name="T1">)</text:span> Propón una paleta de colores alternativa (cómo mínimo debes cambiar 2</text:p>
      <text:p text:style-name="P9">colores) desde las siguientes dos perspectivas:</text:p>
      <text:p text:style-name="P11">i. La psicología del color.</text:p>
      <text:p text:style-name="P11">ii. El círculo cromático y acromático. Debes mencionar como mínimo los</text:p>
      <text:p text:style-name="P11">diferentes tipos de colores (complementarios, y análogos y/o vecinos).</text:p>
      <text:p text:style-name="P10"/>
      <text:p text:style-name="P2"><text:span text:style-name="T3">15. Dada la interfaz web </text:span><text:a xlink:type="simple" xlink:href="https://www.portaventuraworld.com/" text:style-name="Internet_20_link" text:visited-style-name="Visited_20_Internet_20_Link">https://www.portaventuraworld.com/</text:a></text:p>
      <text:p text:style-name="P9"><text:span text:style-name="T1">a)</text:span> Analiza la elección de la paleta de colores por parte del desarrollador web</text:p>
      <text:p text:style-name="P9">desde las siguientes perspectivas.</text:p>
      <text:p text:style-name="P11">i. La psicología del color.</text:p>
      <text:p text:style-name="P11">ii. El círculo cromático y acromático. Debes mencionar como mínimo los</text:p>
      <text:p text:style-name="P11">diferentes tipos de colores (complementarios, y análogos y/o vecinos).</text:p>
      <text:p text:style-name="P9"><text:span text:style-name="T1">b)</text:span> Propón una paleta de colores alternativa (cómo mínimo debes cambiar 2</text:p>
      <text:p text:style-name="P9">colores) desde las siguientes dos perspectivas:</text:p>
      <text:p text:style-name="P11">i. La psicología del color.</text:p>
      <text:p text:style-name="P11">ii. El círculo cromático y acromático. Debes mencionar como mínimo los</text:p>
      <text:p text:style-name="P11">diferentes tipos de colores (complementarios, y análogos y/o vecinos).</text:p>
      <text:p text:style-name="P9"><text:span text:style-name="T1">c) </text:span>¿Qué tipo de letra se utiliza en la interfaz? ¿Por qué?</text:p>
      <text:p text:style-name="P9"><text:span text:style-name="T1">d)</text:span> Busca un ejemplo de página web en la que se utilice otro tipo de letra, indica</text:p>
      <text:p text:style-name="P9">cuál, y razona por qué se utiliza.</text:p>
      <text:p text:style-name="P9"/>
      <text:p text:style-name="P10">16. Vete a la url https://icomoon.io/ y haz clic en “IcoMoon App”:</text:p>
      <text:p text:style-name="P9">a) Observa todos los iconos que están disponibles, ¿son elementos prácticos?</text:p>
      <text:p text:style-name="P9">Razona tu respuesta.</text:p>
      <text:p text:style-name="P9">b) Descarga uno o dos iconos. ¿Se descargan en formato fuente? ¿Se podría</text:p>
      <text:p text:style-name="P9">modificar su estilo, como el color y su tamaño? ¿cómo lo harías?</text:p>
      <text:p text:style-name="P10"/>
      <text:p text:style-name="P10">17. Indica el tipo de imágenes que utilizarías en cuanto a regla y ángulo en las</text:p>
      <text:p text:style-name="P10">siguientes páginas web:</text:p>
      <text:p text:style-name="P9">a) Página web de un partido político.</text:p>
      <text:p text:style-name="P13"><text:soft-page-break/>Un ángulo normal o contrapicado del político usando la regla de los tres tercios.</text:p>
      <text:p text:style-name="P9"/>
      <text:p text:style-name="P9">b) Blog de viajes en caravana.</text:p>
      <text:p text:style-name="P9"/>
      <text:p text:style-name="P13">Un ángulo normal de un paisaje con un doble horizonte.</text:p>
      <text:p text:style-name="P9"/>
      <text:p text:style-name="P9">c) Página web de una tienda de ropa.</text:p>
      <text:p text:style-name="P9"/>
      <text:p text:style-name="P13">Ángulo normal de la ropa con regla de tres tercios.</text:p>
      <text:p text:style-name="P9"/>
      <text:p text:style-name="P9">d) Página web de un refugio de animales.</text:p>
      <text:p text:style-name="P9"/>
      <text:p text:style-name="P13">Un ángulo picado con regla de tres tercios.</text:p>
      <text:p text:style-name="P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8:09.063928819</meta:creation-date>
    <dc:date>2025-09-15T13:03:59.461993117</dc:date>
    <meta:editing-duration>PT41M1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4" meta:paragraph-count="109" meta:word-count="830" meta:character-count="4998" meta:non-whitespace-character-count="4279"/>
  </office:meta>
</office:document-meta>
</file>